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1a41ae" officeooo:paragraph-rsid="001a41a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a41ae" officeooo:paragraph-rsid="001a41a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officeooo:rsid="001a41ae" officeooo:paragraph-rsid="001a41a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officeooo:rsid="001aa39e" officeooo:paragraph-rsid="001aa39e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2cm" style:auto-text-indent="false"/>
      <style:text-properties officeooo:rsid="001aa39e" officeooo:paragraph-rsid="001aa39e"/>
    </style:style>
    <style:style style:name="P6" style:family="paragraph" style:parent-style-name="Standard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officeooo:rsid="001a41ae" officeooo:paragraph-rsid="001a41a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1a41ae" officeooo:paragraph-rsid="001a41ae"/>
    </style:style>
    <style:style style:name="T1" style:family="text">
      <style:text-properties officeooo:rsid="001aa39e"/>
    </style:style>
    <style:style style:name="T2" style:family="text">
      <style:text-properties officeooo:rsid="001c43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al, 15 de Novembro de 2014</text:p>
      <text:p text:style-name="P1"/>
      <text:p text:style-name="P1">Relatório</text:p>
      <text:p text:style-name="P1"/>
      <text:p text:style-name="P2">“Estou plenamente certo de que aquele que começou boa obra em vós há de completá-la até ao Dia de Cristo Jesus” (Filipenses 1:6).</text:p>
      <text:p text:style-name="P2"/>
      <text:p text:style-name="P6">Queridos irmãos,</text:p>
      <text:p text:style-name="P7"/>
      <text:p text:style-name="P3">Este versículo, foi o versículo que adotei antes de ir para o seminário, para ser meu versículo chave. Estou no final do meu terceiro ano no seminário e desde então tenho visto a mão providencial de Deus nas situações em que aos meus próprios olhos limitados parece ser impossível de prosseguir. Nas horas em que o desânimo e as dúvidas me cercam. Nas horas em que olho pra mim mesmo e não me vejo capaz de concluir o curso e de seguir adiante no ministério. Então, é exatamente nessas horas que o SENHOR me dar ânimo pra prosseguir, mostrando-me que estou no caminho correto. É exatamente nessas horas que o SENHOR me dar paz, confirmando que estou caminhando na Sua vontade. E como diz o pr. Timóteo, “Não existe lugar melhor para estar, <text:span text:style-name="T1">se não for na vontade de Deus</text:span>”. <text:span text:style-name="T1">Mesmo quando dificuldades aparecem eu me alegro em saber que estou caminhando na vontade de Deus e isso é ótimo!</text:span></text:p>
      <text:p text:style-name="P4">Agradeço as orações dos irmãos pela minha vida e o sustento que a igreja tem mandado. Tem sido <text:span text:style-name="T2">muito </text:span>providencial, agradeço bastante! <text:span text:style-name="T2">E</text:span>stou concluindo meu terceiro ano. Esse semestre foi um pouco puxado, tivemos 4 intensivas, <text:span text:style-name="T2">fora as disciplinas normais do semestre,</text:span> então, tenho atividades para entregar até metade de Dezembro, sem falar nas leituras, nunca li tanto na minha vida como esse semestre, em menos de quatro meses, <text:span text:style-name="T2">já </text:span>aproximadamente mais de 2 mil páginas até agora. É por essas e outras coisas que vejo <text:span text:style-name="T2">a capacidade de Deus operar em mim, apesar de mim.</text:span> Próximo ano é o meu último ano no seminário. Geralmente nesse ano, a pergunta do tipo, “para onde eu irei quando terminar o seminário?”, vem com mais frequência. Ainda não tenho <text:span text:style-name="T2">nenhuma </text:span>ideia <text:span text:style-name="T2">para onde vou</text:span>, mas Deus é Soberano, acredito que Ele já tem preparado o lugar, falta apenas me mostrar no tempo certo. Graças a Deus que Ele já está respondendo a pergunta, com quem irei casar. Estou muito feliz por Deus está colocando uma pessoa maravilhosa na minha vida. Acredito que não existe namorada e futura esposa melhor do que Brenda! <text:span text:style-name="T2">Começamos a namorar no início desse mês. E estou muito feliz :) P</text:span>oucos irmãos conhece<text:span text:style-name="T2">m</text:span> ela, provavelmente, esses dias os irmãos poderão conhecê-la. Continue orando por nós.</text:p>
      <text:p text:style-name="P5">Em Cristo Jesus,</text:p>
      <text:p text:style-name="P5">Eliakim Aqui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2:57:34.403740158</meta:creation-date>
    <dc:date>2014-11-16T13:44:19.152726396</dc:date>
    <meta:editing-duration>PT13M24S</meta:editing-duration>
    <meta:editing-cycles>1</meta:editing-cycles>
    <meta:document-statistic meta:table-count="0" meta:image-count="0" meta:object-count="0" meta:page-count="1" meta:paragraph-count="8" meta:word-count="414" meta:character-count="2375" meta:non-whitespace-character-count="1969"/>
    <meta:generator>LibreOffice/4.2.7.2$Linux_x86 LibreOffice_project/420m0$Build-2</meta:generator>
  </office:meta>
</office:document-meta>
</file>